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786271"/>
          <table:table-cell office:value-type="float" office:value="0.65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19.0"/>
          <table:table-cell office:value-type="float" office:value="92968.0"/>
          <table:table-cell office:value-type="float" office:value="334924.0"/>
          <table:table-cell office:value-type="float" office:value="860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799418"/>
          <table:table-cell office:value-type="float" office:value="0.65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947.0"/>
          <table:table-cell office:value-type="float" office:value="92968.0"/>
          <table:table-cell office:value-type="float" office:value="334924.0"/>
          <table:table-cell office:value-type="float" office:value="863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714352"/>
          <table:table-cell office:value-type="float" office:value="0.58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506.0"/>
          <table:table-cell office:value-type="float" office:value="92968.0"/>
          <table:table-cell office:value-type="float" office:value="334922.0"/>
          <table:table-cell office:value-type="float" office:value="85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820275"/>
          <table:table-cell office:value-type="float" office:value="0.71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0.0"/>
          <table:table-cell office:value-type="float" office:value="1934.0"/>
          <table:table-cell office:value-type="float" office:value="92968.0"/>
          <table:table-cell office:value-type="float" office:value="334932.0"/>
          <table:table-cell office:value-type="float" office:value="85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748236"/>
          <table:table-cell office:value-type="float" office:value="0.6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39.0"/>
          <table:table-cell office:value-type="float" office:value="92968.0"/>
          <table:table-cell office:value-type="float" office:value="334933.0"/>
          <table:table-cell office:value-type="float" office:value="86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525472"/>
          <table:table-cell office:value-type="float" office:value="0.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8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73235"/>
          <table:table-cell office:value-type="float" office:value="0.67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778.0"/>
          <table:table-cell office:value-type="float" office:value="98904.0"/>
          <table:table-cell office:value-type="float" office:value="352197.0"/>
          <table:table-cell office:value-type="float" office:value="909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67116"/>
          <table:table-cell office:value-type="float" office:value="0.60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276.0"/>
          <table:table-cell office:value-type="float" office:value="98904.0"/>
          <table:table-cell office:value-type="float" office:value="352207.0"/>
          <table:table-cell office:value-type="float" office:value="90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695071"/>
          <table:table-cell office:value-type="float" office:value="0.6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080.0"/>
          <table:table-cell office:value-type="float" office:value="98904.0"/>
          <table:table-cell office:value-type="float" office:value="352216.0"/>
          <table:table-cell office:value-type="float" office:value="883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562815"/>
          <table:table-cell office:value-type="float" office:value="0.4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8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303278"/>
          <table:table-cell office:value-type="float" office:value="0.2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34002.0"/>
          <table:table-cell office:value-type="float" office:value="123543.0"/>
          <table:table-cell office:value-type="float" office:value="56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37917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34002.0"/>
          <table:table-cell office:value-type="float" office:value="123543.0"/>
          <table:table-cell office:value-type="float" office:value="515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95335"/>
          <table:table-cell office:value-type="float" office:value="0.2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34002.0"/>
          <table:table-cell office:value-type="float" office:value="123543.0"/>
          <table:table-cell office:value-type="float" office:value="56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98865"/>
          <table:table-cell office:value-type="float" office:value="0.2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34002.0"/>
          <table:table-cell office:value-type="float" office:value="123543.0"/>
          <table:table-cell office:value-type="float" office:value="56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63171"/>
          <table:table-cell office:value-type="float" office:value="0.2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34002.0"/>
          <table:table-cell office:value-type="float" office:value="123543.0"/>
          <table:table-cell office:value-type="float" office:value="45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70796"/>
          <table:table-cell office:value-type="float" office:value="0.65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649.0"/>
          <table:table-cell office:value-type="float" office:value="88476.0"/>
          <table:table-cell office:value-type="float" office:value="320673.0"/>
          <table:table-cell office:value-type="float" office:value="835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702844"/>
          <table:table-cell office:value-type="float" office:value="0.64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105.0"/>
          <table:table-cell office:value-type="float" office:value="88476.0"/>
          <table:table-cell office:value-type="float" office:value="320672.0"/>
          <table:table-cell office:value-type="float" office:value="82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604377"/>
          <table:table-cell office:value-type="float" office:value="0.53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79.0"/>
          <table:table-cell office:value-type="float" office:value="88476.0"/>
          <table:table-cell office:value-type="float" office:value="320672.0"/>
          <table:table-cell office:value-type="float" office:value="84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0.758126"/>
          <table:table-cell office:value-type="float" office:value="0.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133.0"/>
          <table:table-cell office:value-type="float" office:value="88476.0"/>
          <table:table-cell office:value-type="float" office:value="320672.0"/>
          <table:table-cell office:value-type="float" office:value="82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825453"/>
          <table:table-cell office:value-type="float" office:value="0.77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60.0"/>
          <table:table-cell office:value-type="float" office:value="88476.0"/>
          <table:table-cell office:value-type="float" office:value="320674.0"/>
          <table:table-cell office:value-type="float" office:value="84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4763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11311.0"/>
          <table:table-cell office:value-type="float" office:value="41372.0"/>
          <table:table-cell office:value-type="float" office:value="446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64427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11311.0"/>
          <table:table-cell office:value-type="float" office:value="41372.0"/>
          <table:table-cell office:value-type="float" office:value="41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44116"/>
          <table:table-cell office:value-type="float" office:value="0.0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11311.0"/>
          <table:table-cell office:value-type="float" office:value="41372.0"/>
          <table:table-cell office:value-type="float" office:value="450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64162"/>
          <table:table-cell office:value-type="float" office:value="0.09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11311.0"/>
          <table:table-cell office:value-type="float" office:value="41372.0"/>
          <table:table-cell office:value-type="float" office:value="41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48924"/>
          <table:table-cell office:value-type="float" office:value="0.0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311.0"/>
          <table:table-cell office:value-type="float" office:value="41372.0"/>
          <table:table-cell office:value-type="float" office:value="445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